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104">
      <style:text-properties fo:font-weight="bold" style:font-weight-asian="bold" style:font-weight-complex="bold"/>
    </style:style>
    <style:style style:name="ce2" style:family="table-cell" style:parent-style-name="Default" style:data-style-name="N104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Jastro" table:style-name="ta1" table:print="false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Costs</text:p>
          </table:table-cell>
          <table:table-cell table:style-name="ce1" office:value-type="string">
            <text:p>Balance</text:p>
          </table:table-cell>
          <table:table-cell table:style-name="ce3" office:value-type="string">
            <text:p>Item</text:p>
          </table:table-cell>
          <table:table-cell table:style-name="ce3" office:value-type="string">
            <text:p>Date</text:p>
          </table:table-cell>
        </table:table-row>
        <table:table-row table:style-name="ro1">
          <table:table-cell office:value-type="currency" office:currency="USD" office:value="0">
            <text:p>$0.00</text:p>
          </table:table-cell>
          <table:table-cell table:style-name="ce2" office:value-type="currency" office:currency="USD" office:value="1500">
            <text:p>$1,500.00</text:p>
          </table:table-cell>
          <table:table-cell office:value-type="string">
            <text:p>Jastro/Shields</text:p>
          </table:table-cell>
          <table:table-cell/>
        </table:table-row>
        <table:table-row table:style-name="ro1">
          <table:table-cell table:formula="of:=0.55*100" office:value-type="currency" office:currency="USD" office:value="55">
            <text:p>$55.00</text:p>
          </table:table-cell>
          <table:table-cell table:style-name="ce2" table:formula="of:=[.B2]-[.A3]" office:value-type="currency" office:currency="USD" office:value="1445">
            <text:p>$1,445.00</text:p>
          </table:table-cell>
          <table:table-cell office:value-type="string">
            <text:p>100 miles roundtrip Davis -Auburn</text:p>
          </table:table-cell>
          <table:table-cell table:style-name="ce4" office:value-type="date" office:date-value="2010-12-15">
            <text:p>12/15/10</text:p>
          </table:table-cell>
        </table:table-row>
        <table:table-row table:style-name="ro1">
          <table:table-cell table:formula="of:=0.55*100" office:value-type="currency" office:currency="USD" office:value="55">
            <text:p>$55.00</text:p>
          </table:table-cell>
          <table:table-cell table:style-name="ce2" table:formula="of:=[.B3]-[.A4]" office:value-type="currency" office:currency="USD" office:value="1390">
            <text:p>$1,390.00</text:p>
          </table:table-cell>
          <table:table-cell office:value-type="string">
            <text:p>100 miles roundtrip Davis -Auburn</text:p>
          </table:table-cell>
          <table:table-cell table:style-name="ce4" office:value-type="date" office:date-value="2010-01-26">
            <text:p>01/26/10</text:p>
          </table:table-cell>
        </table:table-row>
        <table:table-row table:style-name="ro1">
          <table:table-cell office:value-type="currency" office:currency="USD" office:value="55">
            <text:p>$55.00</text:p>
          </table:table-cell>
          <table:table-cell table:style-name="ce2" table:formula="of:=[.B4]-[.A5]" office:value-type="currency" office:currency="USD" office:value="1335">
            <text:p>$1,335.00</text:p>
          </table:table-cell>
          <table:table-cell office:value-type="string">
            <text:p>100 miles roundtrip Davis -Auburn</text:p>
          </table:table-cell>
          <table:table-cell table:style-name="ce4" office:value-type="date" office:date-value="2010-02-28">
            <text:p>02/28/10</text:p>
          </table:table-cell>
        </table:table-row>
        <table:table-row table:style-name="ro1">
          <table:table-cell office:value-type="currency" office:currency="USD" office:value="100">
            <text:p>$100.00</text:p>
          </table:table-cell>
          <table:table-cell table:style-name="ce2" table:formula="of:=[.B5]-[.A6]" office:value-type="currency" office:currency="USD" office:value="1235">
            <text:p>$1,235.00</text:p>
          </table:table-cell>
          <table:table-cell office:value-type="string">
            <text:p>Booth at CGS for OSGeo Live</text:p>
          </table:table-cell>
          <table:table-cell table:style-name="ce4" office:value-type="date" office:date-value="2010-04-25">
            <text:p>04/25/1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style-name="ce1"/>
          <table:table-cell table:style-name="ce3" table:number-columns-repeated="2"/>
          <table:table-cell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5">04/25/2011</text:date>, <text:time>19:2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Alex</meta:initial-creator>
    <meta:creation-date>2009-10-05T21:41:13</meta:creation-date>
    <dc:creator>Alex Mandel</dc:creator>
    <dc:date>2011-04-25T19:25:20</dc:date>
    <meta:editing-cycles>4</meta:editing-cycles>
    <meta:editing-duration>PT00H25M07S</meta:editing-duration>
    <meta:document-statistic meta:table-count="3" meta:cell-count="23" meta:object-count="0"/>
    <meta:user-defined meta:name="Info 1"/>
    <meta:user-defined meta:name="Info 2"/>
    <meta:user-defined meta:name="Info 3"/>
    <meta:user-defined meta:name="Info 4"/>
  </office:meta>
</office:document-meta>
</file>